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P2" style:family="paragraph" style:parent-style-name="Table_20_Contents">
      <style:text-properties officeooo:paragraph-rsid="000c708a"/>
    </style:style>
    <style:style style:name="P3" style:family="paragraph" style:parent-style-name="Table_20_Contents">
      <style:text-properties officeooo:rsid="000c708a" officeooo:paragraph-rsid="000c708a"/>
    </style:style>
    <style:style style:name="P4" style:family="paragraph" style:parent-style-name="Table_20_Contents">
      <style:text-properties officeooo:rsid="000db291" officeooo:paragraph-rsid="000db291"/>
    </style:style>
    <style:style style:name="P5" style:family="paragraph" style:parent-style-name="Table_20_Contents">
      <style:text-properties style:font-name="Liberation Serif" fo:font-size="12pt" officeooo:paragraph-rsid="000f71f4" style:font-size-asian="12pt" style:font-size-complex="12pt"/>
    </style:style>
    <style:style style:name="P6" style:family="paragraph" style:parent-style-name="Table_20_Contents">
      <style:text-properties style:font-name="Liberation Serif" fo:font-size="12pt" officeooo:rsid="000c708a" officeooo:paragraph-rsid="000f71f4" style:font-size-asian="12pt" style:font-size-complex="12pt"/>
    </style:style>
    <style:style style:name="P7" style:family="paragraph" style:parent-style-name="Table_20_Contents">
      <style:text-properties style:font-name="Liberation Serif" fo:font-size="12pt" officeooo:rsid="000c708a" officeooo:paragraph-rsid="00108f15" style:font-size-asian="12pt" style:font-size-complex="12pt"/>
    </style:style>
    <style:style style:name="P8" style:family="paragraph" style:parent-style-name="Table_20_Contents">
      <style:text-properties style:font-name="Liberation Serif" fo:font-size="12pt" officeooo:rsid="00108357" officeooo:paragraph-rsid="00108357" style:font-size-asian="12pt" style:font-size-complex="12pt"/>
    </style:style>
    <style:style style:name="P9" style:family="paragraph" style:parent-style-name="Table_20_Contents">
      <style:text-properties style:font-name="Liberation Serif" fo:font-size="12pt" officeooo:rsid="00108357" officeooo:paragraph-rsid="00108f15" style:font-size-asian="12pt" style:font-size-complex="12pt"/>
    </style:style>
    <style:style style:name="P10" style:family="paragraph" style:parent-style-name="Table_20_Contents">
      <style:text-properties style:font-name="Liberation Serif" fo:font-size="12pt" officeooo:paragraph-rsid="00108357" style:font-size-asian="12pt" style:font-size-complex="12pt"/>
    </style:style>
    <style:style style:name="P11" style:family="paragraph" style:parent-style-name="Table_20_Contents">
      <style:text-properties style:font-name="Liberation Serif" fo:font-size="12pt" officeooo:paragraph-rsid="00108f15" style:font-size-asian="12pt" style:font-size-complex="12pt"/>
    </style:style>
    <style:style style:name="P12" style:family="paragraph" style:parent-style-name="Table_20_Contents">
      <style:text-properties officeooo:paragraph-rsid="00108357"/>
    </style:style>
    <style:style style:name="P13" style:family="paragraph" style:parent-style-name="Table_20_Contents">
      <style:text-properties officeooo:rsid="00108357" officeooo:paragraph-rsid="00108357"/>
    </style:style>
    <style:style style:name="P14" style:family="paragraph" style:parent-style-name="Table_20_Contents">
      <style:text-properties officeooo:paragraph-rsid="00108f15"/>
    </style:style>
    <style:style style:name="P15" style:family="paragraph" style:parent-style-name="Table_20_Contents">
      <style:text-properties officeooo:rsid="0011cc2d" officeooo:paragraph-rsid="0011cc2d"/>
    </style:style>
    <style:style style:name="P16" style:family="paragraph" style:parent-style-name="Text_20_body">
      <style:text-properties officeooo:rsid="0008fdc0"/>
    </style:style>
    <style:style style:name="P17" style:family="paragraph" style:parent-style-name="Text_20_body">
      <style:text-properties officeooo:paragraph-rsid="000b2df1"/>
    </style:style>
    <style:style style:name="P18" style:family="paragraph" style:parent-style-name="Text_20_body">
      <style:text-properties officeooo:paragraph-rsid="000b8cea"/>
    </style:style>
    <style:style style:name="T1" style:family="text">
      <style:text-properties officeooo:rsid="000b2df1"/>
    </style:style>
    <style:style style:name="T2" style:family="text">
      <style:text-properties officeooo:rsid="000b8cea"/>
    </style:style>
    <style:style style:name="T3" style:family="text">
      <style:text-properties officeooo:rsid="000c708a"/>
    </style:style>
    <style:style style:name="T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f71f4" style:font-style-asian="normal" style:font-weight-asian="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108357" style:font-size-asian="12pt" style:font-style-asian="normal" style:font-weight-asian="normal" style:font-size-complex="12pt" style:text-emphasize="none"/>
    </style:style>
    <style:style style:name="T8" style:family="text">
      <style:text-properties officeooo:rsid="00108f1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ie viele Merkmale besitzt der Datensatz?</text:p>
      <text:p text:style-name="P17"><text:span text:style-name="T1">14 Merkmale</text:span></text:p>
      <text:p text:style-name="P17">Wie groß ist die Stichprobengröße des Datensatzes?</text:p>
      <text:p text:style-name="P17"><text:span text:style-name="T1"><text:s/>423488</text:span></text:p>
      <text:p text:style-name="P17">Wer oder was sind die Merkmalsträger?</text:p>
      <text:p text:style-name="P17"><text:span text:style-name="T1">Bibliotheksnutzer.</text:span></text:p>
      <text:p text:style-name="P17">Von wann bis wann wurden die Daten erhoben?</text:p>
      <text:p text:style-name="P18"><text:span text:style-name="T2">vom </text:span>December 2, 2016 <text:span text:style-name="T2">bis zum </text:span>September 6, 2019 </text:p>
      <text:p text:style-name="P18">Wie lässt sich die Grundgesamtheit beschreiben? Handelt es sich um eine Vollerhebung?</text:p>
      <text:p text:style-name="P2"><text:span text:style-name="T2">Es handelt sich um eine Vollerhebung, w</text:span>enn wir <text:span text:style-name="T2">davon ausgehen das </text:span>Grundgesamtheit alle <text:span text:style-name="T2">a</text:span>usleihberechtigte<text:span text:style-name="T3">n</text:span> Nutzer sind. <text:span text:style-name="T3">Wenn man allerdings die gesamte Bevölkerung betrachtet und man davon ausgeht alle haben einen Bibliotheksausweis, ist dies nur eine Teilerhebung.</text:span></text:p>
      <text:p text:style-name="P2"/>
      <text:p text:style-name="P2">Welche Merkmale sind stetig? Welche diskret?</text:p>
      <text:p text:style-name="P2"/>
      <text:p text:style-name="P3">Folgende Merkmale sind stetig</text:p>
      <text:p text:style-name="P6"><text:span text:style-name="T4">Age Range</text:span></text:p>
      <text:p text:style-name="P3"/>
      <text:p text:style-name="P4">Folgende Merkmale sind diskret </text:p>
      <text:p text:style-name="P5"><text:span text:style-name="T4">Patron Type Code,</text:span></text:p>
      <text:p text:style-name="P5"><text:span text:style-name="T4">Patron Type Definition,</text:span></text:p>
      <text:p text:style-name="P5"><text:span text:style-name="T4">Total Checkouts,</text:span></text:p>
      <text:p text:style-name="P5"><text:span text:style-name="T4">Total Renewals,</text:span></text:p>
      <text:p text:style-name="P5"><text:span text:style-name="T5">H</text:span><text:span text:style-name="T4">ome Library Code,</text:span></text:p>
      <text:p text:style-name="P5"><text:span text:style-name="T4">Home Library Definition,</text:span></text:p>
      <text:p text:style-name="P5"><text:span text:style-name="T4">Circulation Active Month,</text:span></text:p>
      <text:p text:style-name="P5"><text:span text:style-name="T5">C</text:span><text:span text:style-name="T4">irculation Active Year,</text:span></text:p>
      <text:p text:style-name="P5"><text:span text:style-name="T4">Notice Preference Code,</text:span></text:p>
      <text:p text:style-name="P5"><text:span text:style-name="T4">Notice Preference Definition,</text:span></text:p>
      <text:p text:style-name="P5"><text:span text:style-name="T4">Provided Email Address,</text:span></text:p>
      <text:p text:style-name="P5"><text:span text:style-name="T4">Year Patron Registered,</text:span></text:p>
      <text:p text:style-name="P5"><text:span text:style-name="T4">Outside of County,</text:span></text:p>
      <text:p text:style-name="P12"><text:span text:style-name="T6">Supervisor District</text:span></text:p>
      <text:p text:style-name="P12"><text:span text:style-name="T6"/></text:p>
      <text:p text:style-name="P12">Welchem Skalenniveau entsprechen die einzelnen Merkmale (Nominal-, Ordinal- oder Metrische Skala)?</text:p>
      <text:p text:style-name="P12"/>
      <text:p text:style-name="P13">Folgende Merkmale sind Norminal:</text:p>
      <text:p text:style-name="P10"><text:span text:style-name="T4">Patron Type Code,</text:span></text:p>
      <text:p text:style-name="P8"><text:span text:style-name="T4">Patron Type Definition,</text:span></text:p>
      <text:p text:style-name="P9"><text:span text:style-name="T4">Home Library Definition,</text:span></text:p>
      <text:p text:style-name="P9"><text:span text:style-name="T5">H</text:span><text:span text:style-name="T4">ome Library Code,</text:span></text:p>
      <text:p text:style-name="P11"><text:span text:style-name="T4">Notice Preference Code,</text:span></text:p>
      <text:p text:style-name="P11"><text:span text:style-name="T4">Notice Preference Definition,</text:span></text:p>
      <text:p text:style-name="P11"><text:span text:style-name="T4">Provided Email Address,</text:span></text:p>
      <text:p text:style-name="P11"><text:span text:style-name="T4">Year Patron Registered,</text:span></text:p>
      <text:p text:style-name="P11"><text:soft-page-break/><text:span text:style-name="T4">Outside of County,</text:span></text:p>
      <text:p text:style-name="P9"><text:span text:style-name="T4">Supervisor District</text:span></text:p>
      <text:p text:style-name="P9"><text:span text:style-name="T4"/></text:p>
      <text:p text:style-name="P13">Folgende Merkmale sind Ordinal:</text:p>
      <text:p text:style-name="P7"><text:span text:style-name="T4">Age Range</text:span></text:p>
      <text:p text:style-name="P11"><text:span text:style-name="T4">Circulation Active Month,</text:span></text:p>
      <text:p text:style-name="P11"><text:span text:style-name="T4"/></text:p>
      <text:p text:style-name="P7"><text:span text:style-name="T5">C</text:span><text:span text:style-name="T4">irculation Active Year</text:span></text:p>
      <text:p text:style-name="P8"><text:span text:style-name="T4"/></text:p>
      <text:p text:style-name="P13">Folgende Merkmale sind Metrisch:</text:p>
      <text:p text:style-name="P10"><text:span text:style-name="T4">Total Checkouts,</text:span></text:p>
      <text:p text:style-name="P14"><text:span text:style-name="T7">Total Renewals</text:span></text:p>
      <text:p text:style-name="P14"><text:span text:style-name="T7"/></text:p>
      <text:p text:style-name="P14">Enthält der Datensatz fehlende Werte?</text:p>
      <text:p text:style-name="P14"/>
      <text:p text:style-name="P14"><text:span text:style-name="T8">Ja, er enthält fehlende Werte (z.B. beim Patron Type Code).</text:span></text:p>
      <text:p text:style-name="P14"/>
      <text:p text:style-name="P14">Handelt es sich um Querschnitts-, Längsschnitss- oder Paneldaten?</text:p>
      <text:p text:style-name="P14"/>
      <text:p text:style-name="P15">Es handelt sich um einen Querschnitt, da die Daten nur zu einem bestimmten Zeitpunkt darstellt und die letzte Aktualisierung anscheinend am 6. Setember 2019 war und man als betrachter nicht sagen kann ob sich etwas seit dem Zeitpunkt geändert hat oder nich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3:00:44.798485789</meta:creation-date>
    <dc:date>2022-03-12T00:28:07.004164988</dc:date>
    <meta:editing-duration>PT11M27S</meta:editing-duration>
    <meta:editing-cycles>2</meta:editing-cycles>
    <meta:generator>LibreOffice/6.4.7.2$Linux_X86_64 LibreOffice_project/40$Build-2</meta:generator>
    <meta:document-statistic meta:table-count="0" meta:image-count="0" meta:object-count="0" meta:page-count="2" meta:paragraph-count="51" meta:word-count="272" meta:character-count="1930" meta:non-whitespace-character-count="1706"/>
  </office:meta>
</office:document-meta>
</file>